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MARRA CLAYSEN, WIMB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CO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AVICOLA TRUJILLO</text:span></text:p>
            <text:p text:style-name="P7">Lin.Genet(Ped.1):<text:span text:style-name="T4">CRIOLLOS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0T02:12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